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1433in" svg:height="3.0535in" svg:x="2.7535in" svg:y="3.3673in">
            <draw:object draw:notify-on-update-of-ranges="Sheet1.A23:Sheet1.A33 Sheet1.B23:Sheet1.B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1.8591in" svg:height="2.7606in" svg:x="2.2764in" svg:y="6.4311in">
            <draw:object draw:notify-on-update-of-ranges="Sheet1.A40:Sheet1.A50 Sheet1.B40:Sheet1.B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1.7508in" svg:height="3.0854in" svg:x="2.6232in" svg:y="9.2543in">
            <draw:object draw:notify-on-update-of-ranges="Sheet1.A57:Sheet1.A67 Sheet1.B57:Sheet1.B6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1.8413in" svg:height="3.1083in" svg:x="2.435in" svg:y="12.4732in">
            <draw:object draw:notify-on-update-of-ranges="Sheet1.A74:Sheet1.A84 Sheet1.B74:Sheet1.B8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2.7807in" svg:height="2.9701in" svg:x="2.7209in" svg:y="0.502in">
            <draw:object draw:notify-on-update-of-ranges="Sheet1.A5:Sheet1.A15 Sheet1.B4:Sheet1.B4 Sheet1.B5:Sheet1.B15 Sheet1.A5:Sheet1.A15 Sheet1.C4:Sheet1.C4 Sheet1.C5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ASS</text:p>
          </table:table-cell>
          <table:table-cell office:value-type="string" calcext:value-type="string">
            <text:p>22.6g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Trial #1</text:p>
          </table:table-cell>
          <table:table-cell office:value-type="string" calcext:value-type="string">
            <text:p>Trial #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0.4" calcext:value-type="float">
            <text:p>20.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7.4" calcext:value-type="float">
            <text:p>27.4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1.2" calcext:value-type="float">
            <text:p>31.2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OTOR #1</text:p>
          </table:table-cell>
          <table:covered-table-cell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.1" calcext:value-type="float">
            <text:p>7.1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OTOR #2</text:p>
          </table:table-cell>
          <table:covered-table-cell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.3" calcext:value-type="float">
            <text:p>6.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8" calcext:value-type="float">
            <text:p>9.8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OTOR #3</text:p>
          </table:table-cell>
          <table:covered-table-cell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OTOR #4</text:p>
          </table:table-cell>
          <table:covered-table-cell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.4" calcext:value-type="float">
            <text:p>7.4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9" calcext:value-type="float">
            <text:p>9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8:25:11.805663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7:28:52.300025887</meta:creation-date>
    <dc:date>2014-11-04T18:27:35.368772856</dc:date>
    <meta:editing-duration>PT3M25S</meta:editing-duration>
    <meta:editing-cycles>2</meta:editing-cycles>
    <meta:generator>LibreOffice/4.2.6.3$Linux_X86_64 LibreOffice_project/420m0$Build-3</meta:generator>
    <meta:document-statistic meta:table-count="1" meta:cell-count="1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464cm" svg:height="7.545cm" xlink:href=".." xlink:type="simple" chart:class="chart:scatter" chart:style-name="ch1">
        <chart:legend chart:legend-position="end" svg:x="27.998cm" svg:y="2.726cm" style:legend-expansion="high" chart:style-name="ch2"/>
        <chart:plot-area chart:style-name="ch3" table:cell-range-address="Sheet1.A5:Sheet1.C15 Sheet1.B4:Sheet1.C4" chart:data-source-has-labels="row" svg:x="1.099cm" svg:y="0.735cm" svg:width="25.601cm" svg:height="6.24cm">
          <chartooo:coordinate-region svg:x="1.72cm" svg:y="0.934cm" svg:width="24.516cm" svg:height="5.3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5" chart:label-cell-address="Sheet1.B4:Sheet1.B4" chart:class="chart:scatter">
            <chart:domain table:cell-range-address="Sheet1.A5:Sheet1.A15"/>
            <chart:regression-curve chart:style-name="ch7">
              <chart:equation chart:display-equation="true" chart:display-r-square="true" svg:x="2.361cm" svg:y="3.184cm"/>
            </chart:regression-curve>
            <chart:data-point chart:repeated="3"/>
            <chart:data-point chart:style-name="ch8"/>
            <chart:data-point chart:repeated="7"/>
          </chart:series>
          <chart:series chart:style-name="ch9" chart:values-cell-range-address="Sheet1.C5:Sheet1.C15" chart:label-cell-address="Sheet1.C4:Sheet1.C4" chart:class="chart:scatter">
            <chart:regression-curve chart:style-name="ch10">
              <chart:equation chart:display-equation="true" chart:display-r-square="true" svg:x="2.443cm" svg:y="1.414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ial #1</text:p>
                <draw:g>
                  <svg:desc>Sheet1.B4:Sheet1.B4</svg:desc>
                </draw:g>
              </table:table-cell>
              <table:table-cell office:value-type="string">
                <text:p>Trial #2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5:Sheet1.A15</svg:desc>
                </draw:g>
              </table:table-cell>
              <table:table-cell office:value-type="float" office:value="2.9">
                <text:p>2.9</text:p>
                <draw:g>
                  <svg:desc>Sheet1.B5:Sheet1.B15</svg:desc>
                </draw:g>
              </table:table-cell>
              <table:table-cell office:value-type="float" office:value="2.8">
                <text:p>2.8</text:p>
                <draw:g>
                  <svg:desc>Sheet1.C5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7.1">
                <text:p>7.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12">
                <text:p>1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14.6">
                <text:p>14.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17.5">
                <text:p>17.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20.4">
                <text:p>20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27.4">
                <text:p>27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31.2">
                <text:p>31.2</text:p>
              </table:table-cell>
              <table:table-cell office:value-type="float" office:value="31.5">
                <text:p>3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05cm" svg:height="7.757cm" xlink:href=".." xlink:type="simple" chart:class="chart:scatter" chart:style-name="ch1">
        <chart:plot-area chart:style-name="ch2" table:cell-range-address="Sheet1.A23:Sheet1.B33" svg:x="1.016cm" svg:y="0.755cm" svg:width="26.157cm" svg:height="6.427cm">
          <chartooo:coordinate-region svg:x="1.637cm" svg:y="0.954cm" svg:width="25.071cm" svg:height="5.5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3:Sheet1.B33" chart:class="chart:scatter">
            <chart:domain table:cell-range-address="Sheet1.A23:Sheet1.A33"/>
            <chart:regression-curve chart:style-name="ch6">
              <chart:equation chart:display-equation="true" chart:display-r-square="true" svg:x="2.613cm" svg:y="1.039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3:Sheet1.A33</svg:desc>
                </draw:g>
              </table:table-cell>
              <table:table-cell office:value-type="float" office:value="0.6">
                <text:p>0.6</text:p>
                <draw:g>
                  <svg:desc>Sheet1.B23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23cm" svg:height="7.013cm" xlink:href=".." xlink:type="simple" chart:class="chart:scatter" chart:style-name="ch1">
        <chart:plot-area chart:style-name="ch2" table:cell-range-address="Sheet1.A40:Sheet1.B50" svg:x="1.052cm" svg:y="0.695cm" svg:width="27.867cm" svg:height="5.758cm">
          <chartooo:coordinate-region svg:x="1.673cm" svg:y="0.894cm" svg:width="26.781cm" svg:height="4.91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40:Sheet1.B50" chart:class="chart:scatter">
            <chart:domain table:cell-range-address="Sheet1.A40:Sheet1.A50"/>
            <chart:regression-curve chart:style-name="ch6">
              <chart:equation chart:display-equation="true" chart:display-r-square="true" svg:x="3.715cm" svg:y="0.789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40:Sheet1.A50</svg:desc>
                </draw:g>
              </table:table-cell>
              <table:table-cell office:value-type="float" office:value="0.6">
                <text:p>0.6</text:p>
                <draw:g>
                  <svg:desc>Sheet1.B40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848cm" svg:height="7.838cm" xlink:href=".." xlink:type="simple" chart:class="chart:scatter" chart:style-name="ch1">
        <chart:plot-area chart:style-name="ch2" table:cell-range-address="Sheet1.A57:Sheet1.B67" svg:x="1.046cm" svg:y="0.759cm" svg:width="27.61cm" svg:height="6.503cm">
          <chartooo:coordinate-region svg:x="1.667cm" svg:y="0.959cm" svg:width="26.524cm" svg:height="5.65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57:Sheet1.B67" chart:class="chart:scatter">
            <chart:domain table:cell-range-address="Sheet1.A57:Sheet1.A67"/>
            <chart:regression-curve chart:style-name="ch6">
              <chart:equation chart:display-equation="true" chart:display-r-square="true" svg:x="2.084cm" svg:y="1.676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57:Sheet1.A67</svg:desc>
                </draw:g>
              </table:table-cell>
              <table:table-cell office:value-type="float" office:value="0.6">
                <text:p>0.6</text:p>
                <draw:g>
                  <svg:desc>Sheet1.B57:Sheet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078cm" svg:height="7.896cm" xlink:href=".." xlink:type="simple" chart:class="chart:scatter" chart:style-name="ch1">
        <chart:plot-area chart:style-name="ch2" table:cell-range-address="Sheet1.A74:Sheet1.B84" svg:x="1.051cm" svg:y="0.763cm" svg:width="27.825cm" svg:height="6.556cm">
          <chartooo:coordinate-region svg:x="1.672cm" svg:y="0.962cm" svg:width="26.739cm" svg:height="5.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74:Sheet1.B84" chart:class="chart:scatter">
            <chart:domain table:cell-range-address="Sheet1.A74:Sheet1.A84"/>
            <chart:regression-curve chart:style-name="ch6">
              <chart:equation chart:display-equation="true" chart:display-r-square="true" svg:x="3.034cm" svg:y="1.052cm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74:Sheet1.A84</svg:desc>
                </draw:g>
              </table:table-cell>
              <table:table-cell office:value-type="float" office:value="0.6">
                <text:p>0.6</text:p>
                <draw:g>
                  <svg:desc>Sheet1.B74:Sheet1.B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">
                <text:p>150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">
                <text:p>3000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">
                <text:p>350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">
                <text:p>4500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">
                <text:p>550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